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Kimaip communication objec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nd/Recv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0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1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2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3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0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1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2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3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Temperature reading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Illumination (Lux)</text:p>
          </table:table-cell>
          <table:table-cell office:value-type="string" calcext:value-type="string">
            <text:p>Receive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6:54:08.004039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2:37:27.766672844</meta:creation-date>
    <dc:date>2019-06-20T17:47:14.872507193</dc:date>
    <meta:editing-duration>PT2H52M26S</meta:editing-duration>
    <meta:editing-cycles>3</meta:editing-cycles>
    <meta:generator>LibreOffice/6.2.4.2.0$Linux_X86_64 LibreOffice_project/20$Build-2</meta:generator>
    <meta:document-statistic meta:table-count="1" meta:cell-count="45" meta:object-count="0"/>
  </office:meta>
</office:document-meta>
</file>